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A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B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E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F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G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I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L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ASM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SN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BSC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D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BSE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H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S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O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Q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B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CY</text:p>
          </table:table-cell>
          <table:table-cell office:value-type="string" calcext:value-type="string">
            <text:p>NOT2</text:p>
          </table:table-cell>
          <table:table-cell/>
        </table:table-row>
        <table:table-row table:style-name="ro1">
          <table:table-cell office:value-type="string" calcext:value-type="string">
            <text:p>CSD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F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G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L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Q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X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SZ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TB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SA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C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KP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SL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SG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SX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W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X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YT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Z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TB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TE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TE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HT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I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J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Q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T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SJ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C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D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G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I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L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SR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OAI21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P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A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BY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10-22T22:35:36.105219987</dc:date>
    <meta:editing-duration>P6DT5H10M27S</meta:editing-duration>
    <meta:editing-cycles>135</meta:editing-cycles>
    <meta:generator>LibreOffice/7.3.7.2$Linux_X86_64 LibreOffice_project/30$Build-2</meta:generator>
    <meta:document-statistic meta:table-count="1" meta:cell-count="11852" meta:object-count="0"/>
  </office:meta>
</office:document-meta>
</file>